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C10000026890DA937B.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T1" style:family="text">
      <style:text-properties style:text-line-through-style="solid" style:text-line-through-type="double" fo:background-color="transparent"/>
    </style:style>
    <style:style style:name="T2" style:family="text">
      <style:text-properties style:text-line-through-style="none" fo:background-color="transparent"/>
    </style:style>
    <style:style style:name="T3" style:family="text">
      <style:text-properties fo:font-style="normal" style:font-style-asian="normal" style:font-style-complex="normal"/>
    </style:style>
    <style:style style:name="fr1" style:family="graphic" style:parent-style-name="Frame">
      <style:graphic-properties fo:margin-left="0mm" fo:margin-right="0mm" fo:margin-top="0mm" fo:margin-bottom="3mm" style:run-through="foreground" style:wrap="none" style:vertical-pos="top" style:vertical-rel="paragraph" style:horizontal-pos="center" style:horizontal-rel="paragraph" fo:padding="0mm" fo:border="none"/>
    </style:style>
    <style:style style:name="fr2" style:family="graphic" style:parent-style-name="Frame">
      <style:graphic-properties fo:margin-left="0mm" fo:margin-right="0mm" fo:margin-top="0mm" fo:margin-bottom="3mm" style:run-through="foreground" style:wrap="none" style:vertical-pos="from-top" style:vertical-rel="paragraph" style:horizontal-pos="center" style:horizontal-rel="paragraph" fo:padding="0mm" fo:border="none"/>
    </style:style>
    <style:style style:name="fr3"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fo:margin-left="0mm" fo:margin-right="0mm" fo:margin-top="0mm" fo:margin-bottom="0mm" style:run-through="foreground" style:wrap="none" style:vertical-pos="from-top" style:vertical-rel="paragraph-content" style:horizontal-pos="from-left" style:horizontal-rel="paragraph-content" fo:padding="0mm" fo:border="none" style:shadow="none" style:mirror="none" fo:clip="rect(0mm, 0mm, 0mm, 0m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2</text:p>
      <text:p text:style-name="Darktable_20_chapter_20_title">Lighttable</text:p>
      <text:p text:style-name="Darktable_20_text">This chapter describes how to manage RAW files in lighttable. Managing photos can be easy or hard, depending on how many photos we have, and what tools used to do the job. The process of managing, sorting, importing, rating, organizing and tagging is commonly called <text:span text:style-name="Darktable_20_emphasis">digital asset management (DAM)</text:span>. </text:p>
      <text:p text:style-name="Darktable_20_text">Darktable, end in particular its lighttable view, addresses all aspects of our digital asset management needs with the easy to use interface introduced in chapter 1.</text:p>
      <text:h text:style-name="Darktable_20_heading_20_1" text:outline-level="2">Importing</text:h>
      <text:p text:style-name="Darktable_20_text">The first thing to do to be able to develop a digital photo in darktable is to import it, which is the equivalent of storing a film roll in a physical storage. Digital images are usually stored temporarily on SD cards or similar or cameras' internal memory or, if already moved, other types of storage like hard drives. When imported into darktable, images are not physically moved to a different place. Simply, darktable remembers where the photos are and stored in its own database, together with other meta information about the picture. This includes also a thumbnail of the photo so that even in the case the original image is not available at a given time, dartkable (and specifically lighttable) is able to show at least a small version of it.</text:p>
      <text:p text:style-name="Darktable_20_text">There are three ways to import photos: import a single image, import an entire folder of images and import from camera. All three methods are accessible from the import module at the top-left corner of lighttable (<text:sequence-ref text:reference-format="category-and-value" text:ref-name="refFigure0">Figure 1</text:sequence-ref>).</text:p>
      <text:p text:style-name="Darktable_20_text"><draw:frame draw:style-name="fr1" draw:name="Frame1" text:anchor-type="paragraph" svg:width="91.79mm" draw:z-index="0"><draw:text-box fo:min-height="47.34mm"><text:p text:style-name="Darktable_20_caption"><draw:frame draw:style-name="fr3" draw:name="graphics1" text:anchor-type="paragraph" svg:x="0.04mm" svg:y="0.02mm" svg:width="91.79mm" style:rel-width="100%" svg:height="47.34mm" style:rel-height="scale" draw:z-index="1"><draw:image xlink:href="../images/import-module.png" xlink:type="simple" xlink:show="embed" xlink:actuate="onLoad"/></draw:frame>Figure <text:sequence text:ref-name="refFigure0" text:name="Figure" text:formula="ooow:Figure+1" style:num-format="1">1</text:sequence>: import plugin</text:p></draw:text-box></draw:frame>Clicking the <text:span text:style-name="Darktable_20_emphasis">image</text:span> button the file selector of <text:sequence-ref text:reference-format="category-and-value" text:ref-name="refFigure1">Figure 2</text:sequence-ref> pops up. It is a darktable-like version of the standard file system browser, therefore there is nothing in particular to add. We can select one or more images and click <text:span text:style-name="Darktable_20_emphasis">Open</text:span> so to start the import of the selected images. </text:p>
      <text:p text:style-name="Darktable_20_text"><draw:frame draw:style-name="fr1" draw:name="Frame2" text:anchor-type="paragraph" svg:width="108.46mm" draw:z-index="2"><draw:text-box fo:min-height="92.06mm"><text:p text:style-name="Darktable_20_caption"><draw:frame draw:style-name="fr4" draw:name="graphics2" text:anchor-type="paragraph" svg:width="108.46mm" svg:height="92.06mm" draw:z-index="3"><draw:image xlink:href="../images/import-image.png" xlink:type="simple" xlink:show="embed" xlink:actuate="onLoad"/></draw:frame>Figure <text:sequence text:ref-name="refFigure1" text:name="Figure" text:formula="ooow:Figure+1" style:num-format="1">2</text:sequence>: import image selection window</text:p></draw:text-box></draw:frame><text:soft-page-break/>The import folder button opens a similar file chooser to the one of <text:sequence-ref text:reference-format="category-and-value" text:ref-name="refFigure1">Figure 2</text:sequence-ref>, but with the possibility of selecting only folders and with the addition of two options (in the form of check boxes): <text:span text:style-name="Darktable_20_emphasis">import directory recursively</text:span> and <text:span text:style-name="Darktable_20_emphasis">ignore jpeg files</text:span>. Marking the former, darktable will not only import the selected folder, but also all subfolders recursively. This is very useful to import an existing collection organized in a tree of folders on the file system. The latter option, when marked, tells dartable to not import jpeg files. This is particularly useful when importing a collection where there are two versions of the same picture: the RAW version and the jpeg version generated by a RAW development software or the camera itself. In this case we very likely want to have in darktable the RAW version only and keep the jpeg version still on the storage media, but without listing it in the program.</text:p>
      <text:p text:style-name="Darktable_20_text">The last method to import pictures into darktable is directly from the camera. When the camera is connected to the system, clicking on <text:span text:style-name="Darktable_20_emphasis">scan for devices</text:span> will show the camera in a separate tab. For example, in <text:sequence-ref text:reference-format="category-and-value" text:ref-name="refFigure0">Figure 1</text:sequence-ref>, darktable has detected a Canon EOS 1000D. Below the tab, the button import from camera brings up the dialog of <text:sequence-ref text:reference-format="category-and-value" text:ref-name="refFigure2">Figure 3</text:sequence-ref> that shows the pictures found in the camera memory. </text:p>
      <text:p text:style-name="Darktable_20_text"><draw:frame draw:style-name="fr2" draw:name="Frame3" text:anchor-type="paragraph" svg:y="1.62mm" svg:width="118.82mm" draw:z-index="4"><draw:text-box fo:min-height="148.84mm"><text:p text:style-name="Darktable_20_caption"><draw:frame draw:style-name="fr5" draw:name="graphics3" text:anchor-type="paragraph" svg:x="0.04mm" svg:y="0.02mm" svg:width="118.78mm" svg:height="142.33mm" draw:z-index="5"><draw:image xlink:href="../images/import-from-camera.png" xlink:type="simple" xlink:show="embed" xlink:actuate="onLoad" draw:filter-name="&lt;All formats&gt;"/></draw:frame>Figure <text:sequence text:ref-name="refFigure2" text:name="Figure" text:formula="ooow:Figure+1" style:num-format="1">3</text:sequence>: importing from camera</text:p></draw:text-box></draw:frame><text:soft-page-break/>First we have to associate a <text:span text:style-name="Darktable_20_emphasis">jobcode</text:span> to the import so that darktable knows how to refer to the imported images, than we can select the images to import. Pressing <text:span text:style-name="Darktable_20_emphasis">import</text:span> completes the operation. Darktable creates a new collections with name (by default) &lt;import date&gt;_&lt;jobcode&gt;. Note that in this case pictures are copied <text:s/>(if not moved) from the camera memory to the local file system, normally under the directory $(HOME)/Pictures/&lt;import date&gt;_&lt;jobcode&gt;. <text:s/>These and other parameters can be changed from the <text:span text:style-name="Darktable_20_emphasis">settings</text:span> tab of the import from camera panel.</text:p>
      <text:p text:style-name="Darktable_20_text"><draw:frame draw:style-name="fr1" draw:name="Frame4" text:anchor-type="paragraph" svg:width="118.78mm" draw:z-index="6"><draw:text-box fo:min-height="162.97mm"><text:p text:style-name="Darktable_20_caption"><draw:frame draw:style-name="fr5" draw:name="graphics4" text:anchor-type="paragraph" svg:x="0.04mm" svg:y="0.02mm" svg:width="118.78mm" style:rel-width="100%" svg:height="162.97mm" style:rel-height="scale" draw:z-index="7"><draw:image xlink:href="Pictures/10000201000001C10000026890DA937B.png" xlink:type="simple" xlink:show="embed" xlink:actuate="onLoad"/></draw:frame>Figure <text:sequence text:ref-name="refFigure3" text:name="Figure" text:formula="ooow:Figure+1" style:num-format="1">4</text:sequence>: import from camera settings</text:p></draw:text-box></draw:frame><text:soft-page-break/>As illustrated in <text:sequence-ref text:reference-format="category-and-value" text:ref-name="refFigure3">Figure 4</text:sequence-ref>, importing photos from the camera can be controlled in many ways. In the <text:span text:style-name="Darktable_20_emphasis">general</text:span> section, we can decide to import the RAW version only clicking on <text:span text:style-name="Darktable_20_emphasis">ignore jpeg files</text:span>. Or it can be decided to delete the original files marking <text:span text:style-name="Darktable_20_emphasis">delete originals after import</text:span>. It is also possible to change the date darktable uses as import date (today's date by default) with the <text:span text:style-name="Darktable_20_emphasis">override today's date import</text:span><text:span text:style-name="Darktable_20_emphasis"><text:span text:style-name="T3"> option</text:span></text:span>.</text:p>
      <text:p text:style-name="Darktable_20_text"><text:span text:style-name="Darktable_20_emphasis">Storage structure settings</text:span> describe the directory structure (in the local fiile system) and file renaming that tells darktable where to copy or move the images. <text:span text:style-name="Darktable_20_emphasis">Storage directory</text:span> is the destination directory in the local file system where images are imported. Under this base directory, darktable creates a subdirectory tree as specified by the <text:span text:style-name="Darktable_20_emphasis">directory structure</text:span> setting. Finally, each image is renamed accordingly to the rule defined in <text:span text:style-name="Darktable_20_emphasis">filename structure</text:span>.</text:p>
      <text:p text:style-name="Darktable_20_text">It is also possible to instruct darktable to make a backup of the imported photos after import. To enable this functionality mark enable backup then specify the location of the backup file system. In this way, each image downloaded from the camera it is also replicated to the found backup destinations.</text:p>
      <text:h text:style-name="Darktable_20_heading_20_1" text:outline-level="2"><text:soft-page-break/>Collections</text:h>
      <text:h text:style-name="Darktable_20_heading_20_1" text:outline-level="2">Rating, tagging, metadata</text:h>
      <text:h text:style-name="Darktable_20_heading_20_1" text:outline-level="2">Working with selections</text:h>
      <text:h text:style-name="Darktable_20_heading_20_1" text:outline-level="2">Exporting</text:h>
      <text:h text:style-name="Darktable_20_heading_20_1" text:outline-level="2"/>
      <text:p text:style-name="Darktable_20_text"/>
      <text:p text:style-name="Darktable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mm" fo:margin-bottom="2.12mm"/>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mm" fo:margin-right="0mm" fo:margin-top="4.99mm" fo:margin-bottom="2.5mm" fo:text-indent="0mm"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mm" fo:margin-bottom="14.99mm" style:page-number="auto"/>
      <style:text-properties fo:font-size="28pt" fo:font-weight="bold"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mm" fo:margin-right="0mm" fo:margin-top="4mm" fo:margin-bottom="1.99mm" fo:hyphenation-ladder-count="no-limit" fo:text-indent="0mm"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6.35mm" fo:margin-right="0mm" fo:margin-top="0mm" fo:margin-bottom="2.12mm" fo:text-indent="-6.35mm" style:auto-text-indent="false"/>
    </style:style>
    <style:style style:name="List_20_3" style:display-name="List 3" style:family="paragraph" style:parent-style-name="List" style:class="list">
      <style:paragraph-properties fo:margin-left="19.05mm" fo:margin-right="0mm" fo:margin-top="0mm" fo:margin-bottom="2.12mm" fo:text-indent="-6.35mm"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25.4mm" fo:margin-bottom="25.4mm"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text-properties fo:font-weight="bold"/>
    </style:style>
    <style:style style:name="Darktable_20_heading_20_2" style:display-name="Darktable heading 2" style:family="paragraph" style:parent-style-name="Heading_20_2" style:default-outline-level="3">
      <style:text-properties style:use-window-font-color="true" fo:font-weight="bold" style:font-style-complex="normal" style:font-weight-complex="normal"/>
    </style:style>
    <style:style style:name="Darktable_20_caption" style:display-name="Darktable caption" style:family="paragraph" style:parent-style-name="Caption" style:master-page-name="">
      <style:paragraph-properties fo:margin-top="2.03mm" fo:margin-bottom="5.08mm" fo:text-align="center" style:justify-single-word="false" style:page-number="auto"/>
      <style:text-properties fo:font-size="11pt" fo:letter-spacing="0.35mm"/>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igure" style:family="paragraph" style:parent-style-name="Caption"/>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Darktable_20_emphasis" style:display-name="Darktable emphasis" style:family="text" style:parent-style-name="Emphasis"/>
    <style:style style:name="Emphasis" style:family="text">
      <style:text-properties fo:font-style="italic" style:font-style-asian="italic" style:font-style-complex="italic"/>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text-line-through-style="solid" style:text-line-through-type="double" fo:background-color="transparent"/>
    </style:style>
    <style:style style:name="MT2" style:family="text">
      <style:text-properties style:text-line-through-style="none" fo:background-color="transparent"/>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MP1"><text:span text:style-name="MT1"><text:s text:c="3"/></text:span><text:span text:style-name="MT2"><text:s/></text:span><text:page-number text:select-page="current">5</text:page-number> <text:span text:style-name="MT1"><text:s text:c="3"/></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13T19:47:38</meta:creation-date>
    <meta:editing-duration>PT7H16M35S</meta:editing-duration>
    <meta:editing-cycles>19</meta:editing-cycles>
    <meta:generator>LibreOffice/3.3$Linux LibreOffice_project/330m19$Build-301</meta:generator>
    <meta:initial-creator>Nicholas </meta:initial-creator>
    <dc:date>2011-07-27T23:26:11</dc:date>
    <dc:creator>Stefano Fornari</dc:creator>
    <meta:document-statistic meta:table-count="0" meta:image-count="4" meta:object-count="0" meta:page-count="5" meta:paragraph-count="23" meta:word-count="834" meta:character-count="4976"/>
  </office:meta>
</office:document-meta>
</file>